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rial,Times New Roman" svg:font-family="Arial,Times New Roman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 fo:text-align="justify"/>
      <style:text-properties style:font-name="Arial,Times New Roman" style:font-name-asian="Arial,Times New Roman" style:font-name-complex="Arial,Times New Roman" fo:font-size="10.5pt" style:font-size-asian="10.5pt" style:font-size-complex="10.5pt"/>
    </style:style>
    <style:style style:name="P1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5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6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8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9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0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1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2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3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4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5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6" style:parent-style-name="Standard" style:list-style-name="LFO2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7" style:parent-style-name="Standard" style:family="paragraph">
      <style:paragraph-properties fo:text-align="justify" fo:margin-left="0.4923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28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9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1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2" style:parent-style-name="Standard" style:list-style-name="LFO3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3" style:parent-style-name="Standard" style:list-style-name="LFO3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5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6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8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9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40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41" style:parent-style-name="Standard" style:family="paragraph">
      <style:paragraph-properties fo:text-align="justify" fo:margin-left="0.9847in" fo:text-indent="-0.25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4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</office:automatic-styles>
  <office:body>
    <office:text text:use-soft-page-breaks="true">
      <text:list text:style-name="LFO1" text:continue-numbering="true">
        <text:list-item>
          <text:p text:style-name="P1">¿Qué es un fichero? ¿Qué componente software es el encargado de manejarlo?</text:p>
        </text:list-item>
      </text:list>
      <text:p text:style-name="Normal"/>
      <text:p text:style-name="P13"/>
      <text:p text:style-name="P14"/>
      <text:list text:style-name="LFO1" text:continue-numbering="true">
        <text:list-item>
          <text:p text:style-name="P15">¿Qué es una base de datos? ¿Qué componente software es el encargado de manejarlo?</text:p>
        </text:list-item>
      </text:list>
      <text:p text:style-name="P16"/>
      <text:p text:style-name="P17"/>
      <text:p text:style-name="P18"/>
      <text:list text:style-name="LFO1" text:continue-numbering="true">
        <text:list-item>
          <text:p text:style-name="P19">Define cada una de los siguientes componentes de un sistema de gestión de base de datos:</text:p>
        </text:list-item>
      </text:list>
      <text:list text:style-name="LFO2" text:continue-numbering="true">
        <text:list-item>
          <text:p text:style-name="P20">Sistema Gestor de Base de Datos (SGBD/DBMS)</text:p>
        </text:list-item>
        <text:list-item>
          <text:p text:style-name="P21">Programas de Aplicación</text:p>
        </text:list-item>
        <text:list-item>
          <text:p text:style-name="P22">Interfaz de usuario</text:p>
        </text:list-item>
        <text:list-item>
          <text:p text:style-name="P23">Administrador BD</text:p>
        </text:list-item>
        <text:list-item>
          <text:p text:style-name="P24">Diseñadores</text:p>
        </text:list-item>
        <text:list-item>
          <text:p text:style-name="P25">Desarrolladores</text:p>
        </text:list-item>
        <text:list-item>
          <text:p text:style-name="P26">Usuarios Finales</text:p>
        </text:list-item>
      </text:list>
      <text:p text:style-name="P27"/>
      <text:list text:style-name="LFO1" text:continue-numbering="true">
        <text:list-item>
          <text:p text:style-name="P28">Enumera por lo menos tres Sistemas Gestores de Base de Datos relacionales que actualmente se utilicen.</text:p>
        </text:list-item>
      </text:list>
      <text:p text:style-name="P29"/>
      <text:p text:style-name="P30"/>
      <text:list text:style-name="LFO1" text:continue-numbering="true">
        <text:list-item>
          <text:p text:style-name="P31">Para un SGBD explica que es:</text:p>
        </text:list-item>
      </text:list>
      <text:list text:style-name="LFO3" text:continue-numbering="true">
        <text:list-item>
          <text:p text:style-name="P32">un catálogo o diccionario o esquema</text:p>
        </text:list-item>
        <text:list-item>
          <text:p text:style-name="P33">una transacción</text:p>
        </text:list-item>
      </text:list>
      <text:p text:style-name="P34"/>
      <text:p text:style-name="P35"/>
      <text:list text:style-name="LFO1" text:continue-numbering="true">
        <text:list-item>
          <text:p text:style-name="P36"><text:s/>Enumera por lo menos 4 funciones de un SGBD</text:p>
        </text:list-item>
      </text:list>
      <text:p text:style-name="P37"/>
      <text:p text:style-name="P38"/>
      <text:p text:style-name="P39"/>
      <text:list text:style-name="LFO1" text:continue-numbering="true">
        <text:list-item>
          <text:p text:style-name="P40">Supongamos que estamos en el sistema de información de Egibide. Indica algunas entidades tipo, y posibles reglas de negocios.</text:p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Arial,Times New Roman" svg:font-family="Arial,Times New Roman" style:font-family-generic="roman" svg:panose-1="0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paragraph-properties style:text-autospace="none"/>
      <style:text-properties style:font-name-asian="Times New Roman" style:font-name-complex="Times New Roma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>
      <style:paragraph-properties text:number-lines="false" fo:border="0.0034in solid #000000" fo:padding="0.0138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>
      <style:paragraph-properties style:text-autospace="none" fo:margin-top="0.1472in" fo:margin-bottom="0.1472in"/>
      <style:text-properties style:font-name-asian="Times New Roman" style:font-name-complex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Standard">
      <style:paragraph-properties fo:widows="2" fo:orphans="2"/>
      <style:text-properties style:font-name="Tahoma" style:font-name-asian="Calibri" fo:font-size="8pt" style:font-size-asian="8pt" style:font-size-complex="8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bjetoconpuntadeflecha" style:display-name="Objeto con punta de flecha" style:family="paragraph" style:parent-style-name="Standard">
      <style:text-properties fo:hyphenate="false"/>
    </style:style>
    <style:style style:name="Objetoconsombra" style:display-name="Objeto con sombra" style:family="paragraph" style:parent-style-name="Standard">
      <style:text-properties fo:hyphenate="false"/>
    </style:style>
    <style:style style:name="Objetosinrelleno" style:display-name="Objeto sin relleno" style:family="paragraph" style:parent-style-name="Standard">
      <style:text-properties fo:hyphenate="false"/>
    </style:style>
    <style:style style:name="Text" style:display-name="Text" style:family="paragraph" style:parent-style-name="Descripción">
      <style:text-properties fo:hyphenate="false"/>
    </style:style>
    <style:style style:name="Cuerpodetextojustificado" style:display-name="Cuerpo de texto justificado" style:family="paragraph" style:parent-style-name="Standard">
      <style:text-properties fo:hyphenate="false"/>
    </style:style>
    <style:style style:name="Sangríadelaprimeralínea" style:display-name="Sangría de la primera línea" style:family="paragraph" style:parent-style-name="Standard">
      <style:paragraph-properties fo:text-indent="0.2361in"/>
      <style:text-properties fo:hyphenate="false"/>
    </style:style>
    <style:style style:name="Título" style:display-name="Título" style:family="paragraph" style:parent-style-name="Encabezado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Encabezado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Título1" style:display-name="Título1" style:family="paragraph" style:parent-style-name="Standard">
      <style:paragraph-properties fo:text-align="center"/>
      <style:text-properties fo:hyphenate="false"/>
    </style:style>
    <style:style style:name="Título2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Standard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">
      <style:text-properties fo:hyphenate="false"/>
    </style:style>
    <style:style style:name="PredeterminadoLTGliederung1" style:display-name="Predeterminado~LT~Gliederung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PredeterminadoLTUntertitel" style:display-name="Predeterminado~LT~Untertitel" style:family="paragraph">
      <style:paragraph-properties style:text-autospace="none" fo:text-align="center"/>
      <style:text-properties style:font-name="Tahoma" style:font-name-asian="Tahoma" fo:font-size="32pt" style:font-size-asian="32pt" style:font-size-complex="32pt" fo:hyphenate="false"/>
    </style:style>
    <style:style style:name="PredeterminadoLTNotizen" style:display-name="Predeterminado~LT~Notizen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PredeterminadoLTHintergrundobjekte" style:display-name="Predeterminado~LT~Hintergrundobjekte" style:family="paragraph">
      <style:paragraph-properties style:text-autospace="none"/>
      <style:text-properties fo:hyphenate="false"/>
    </style:style>
    <style:style style:name="PredeterminadoLTHintergrund" style:display-name="Predeterminado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" style:display-name="WW-Título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Objetosdefondo" style:display-name="Objetos de fondo" style:family="paragraph">
      <style:paragraph-properties style:text-autospace="none"/>
      <style:text-properties fo:hyphenate="false"/>
    </style:style>
    <style:style style:name="Fondo" style:display-name="Fondo" style:family="paragraph">
      <style:paragraph-properties style:text-autospace="none"/>
      <style:text-properties fo:hyphenate="false"/>
    </style:style>
    <style:style style:name="Notas" style:display-name="Notas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Esquema1" style:display-name="Esquema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Esquema2" style:display-name="Esquema 2" style:family="paragraph" style:parent-style-name="Esquema1">
      <style:paragraph-properties fo:margin-bottom="0.1576in"/>
      <style:text-properties fo:hyphenate="false"/>
    </style:style>
    <style:style style:name="Esquema3" style:display-name="Esquema 3" style:family="paragraph" style:parent-style-name="Esquema2">
      <style:paragraph-properties fo:margin-bottom="0.118in"/>
      <style:text-properties fo:hyphenate="false"/>
    </style:style>
    <style:style style:name="Esquema4" style:display-name="Esquema 4" style:family="paragraph" style:parent-style-name="Esquema3">
      <style:paragraph-properties fo:margin-bottom="0.0784in"/>
      <style:text-properties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Headinguser" style:display-name="Heading (user)" style:family="paragraph">
      <style:paragraph-properties style:text-autospace="none" fo:margin-top="0.2937in" fo:margin-bottom="0.1472in"/>
      <style:text-properties style:font-name="Arial" style:font-name-asian="Arial" style:font-name-complex="Arial" fo:font-size="14pt" style:font-size-asian="14pt" style:font-size-complex="14pt" fo:hyphenate="false"/>
    </style:style>
    <style:style style:name="Textoindependiente" style:display-name="Texto independiente" style:family="paragraph">
      <style:paragraph-properties style:text-autospace="none" fo:margin-bottom="0.1472in"/>
      <style:text-properties style:font-name-asian="Times New Roman" style:font-name-complex="Times New Roman" fo:hyphenate="false"/>
    </style:style>
    <style:style style:name="Indexuser" style:display-name="Index (user)" style:family="paragraph">
      <style:paragraph-properties style:text-autospace="none"/>
      <style:text-properties style:font-name-asian="Times New Roman" style:font-name-complex="Times New Roman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6in" style:use-optimal-column-width="false"/>
    </style:style>
    <style:style style:name="TableColumn4" style:family="table-column">
      <style:table-column-properties style:column-width="5.0965in" style:use-optimal-column-width="false"/>
    </style:style>
    <style:style style:name="Table2" style:family="table">
      <style:table-properties style:width="6.6965in" fo:margin-left="0in" table:align="left"/>
    </style:style>
    <style:style style:name="TableRow5" style:family="table-row">
      <style:table-row-properties style:min-row-height="0.7381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9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1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12" style:parent-style-name="Encabezado" style:family="paragraph">
      <style:text-properties fo:font-weight="bold" style:font-weight-asian="bold" style:font-weight-complex="bold"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draw:frame draw:z-index="251659264" draw:style-name="a0" draw:name="gráficos1" text:anchor-type="paragraph" svg:x="0in" svg:y="0in" svg:width="1.52283in" svg:height="0.59646in" style:rel-width="scale" style:rel-height="scale"><draw:image xlink:href="media/image1.jpg" xlink:type="simple" xlink:show="embed" xlink:actuate="onLoad"/><svg:title/><svg:desc/></draw:frame></text:p>
            </table:table-cell>
            <table:table-cell table:style-name="TableCell7">
              <text:p text:style-name="P8"/>
              <text:p text:style-name="P9">DATU-BASEAK</text:p>
              <text:p text:style-name="P10">BASE DE DATOS</text:p>
              <text:p text:style-name="P11"/>
            </table:table-cell>
          </table:table-row>
        </table:table>
        <text:p text:style-name="P12"/>
        <text:p text:style-name="Encabezado">ABIZENAK/APELLIDOS: <text:s text:c="57"/>DATA/FECHA:</text:p>
        <text:p text:style-name="Encabezado">IZENA/NOMBRE: <text:s text:c="70"/>TALDEA/GRUPO: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. I-I. </meta:initial-creator>
    <dc:creator>Sheila Peña</dc:creator>
    <meta:creation-date>2015-09-15T17:39:00Z</meta:creation-date>
    <dc:date>2015-09-15T17:39:00Z</dc:date>
    <meta:template xlink:href="Normal.dotm" xlink:type="simple"/>
    <meta:editing-cycles>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8" meta:character-count="766" meta:row-count="5" meta:non-whitespace-character-count="649"/>
  </office:meta>
</office:document-meta>
</file>